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GeneratedFilesTests.addFilesCopiesTo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SystemGeneratedFilesTests.createWhenRoot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ystemGeneratedFilesTests.assertPathMustBeRelative( FileSystemGeneratedFiles generatedFiles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ystemGeneratedFilesTests.createWhenRootsResultsInNullThrows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ystemGeneratedFilesTests.createWhenRoots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ystemGeneratedFilesTests.addFilesWithCustomRootsCopiesTo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SystemGeneratedFilesTests.addFileWhenPathIsOutsideOfRoot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